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e9d6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20bdde" officeooo:paragraph-rsid="0020bdd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21e5cd" officeooo:paragraph-rsid="0021e5c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236d48" officeooo:paragraph-rsid="00251dd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236d48" officeooo:paragraph-rsid="00251dde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ee9d6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1e5cd" officeooo:paragraph-rsid="0020bdd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1e5cd" officeooo:paragraph-rsid="0021e5c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22a23" officeooo:paragraph-rsid="0021e5c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2d52c" officeooo:paragraph-rsid="001ee9d6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2d52c" officeooo:paragraph-rsid="0022d52c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36d48" officeooo:paragraph-rsid="00251dd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36d48" officeooo:paragraph-rsid="00236d48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36d48" officeooo:paragraph-rsid="0025c89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a09c4" officeooo:paragraph-rsid="002a09c4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ea6cc" officeooo:paragraph-rsid="002ea6cc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236d48" officeooo:paragraph-rsid="00236d48" style:font-weight-asian="bold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236d48" officeooo:paragraph-rsid="00251dde" style:font-weight-asian="bold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236d48" officeooo:paragraph-rsid="0025c89b" style:font-weight-asian="bold" style:font-weight-complex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2a09c4" officeooo:paragraph-rsid="002a09c4" style:font-weight-asian="bold" style:font-weight-complex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32c755" officeooo:paragraph-rsid="0032c755" style:font-weight-asian="bold" style:font-weight-complex="bold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236d48" officeooo:paragraph-rsid="00251dde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0bade" officeooo:paragraph-rsid="00251dde" style:font-weight-asian="normal" style:font-weight-complex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ee9d6" style:font-weight-asian="normal" style:font-weight-complex="normal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36d48" officeooo:paragraph-rsid="00251dde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36d48" officeooo:paragraph-rsid="0025c89b"/>
    </style:style>
    <style:style style:name="P2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36d48" officeooo:paragraph-rsid="00236d48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ee9d6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8b05b" officeooo:paragraph-rsid="0038b05b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22a23" officeooo:paragraph-rsid="0021e5cd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38b05b" officeooo:paragraph-rsid="0038b05b" style:font-weight-asian="bold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38b05b" officeooo:paragraph-rsid="0038b05b" style:font-weight-asian="bold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20bdde" officeooo:paragraph-rsid="0020bdde" style:font-weight-asian="bold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236d48" officeooo:paragraph-rsid="00236d48" style:font-weight-asian="bold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rsid="00236d48" officeooo:paragraph-rsid="00236d48"/>
    </style:style>
    <style:style style:name="P3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38b05b" officeooo:paragraph-rsid="0038b05b" style:font-weight-asian="bold" style:font-weight-complex="bold"/>
    </style:style>
    <style:style style:name="T1" style:family="text">
      <style:text-properties fo:font-variant="normal" fo:text-transform="none" fo:color="#222222" style:font-name="Arial" fo:font-size="12pt" fo:letter-spacing="normal" fo:font-style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ee9d6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21e5cd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22a23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22d52c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25c89b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27442a" style:font-weight-asian="normal" style:font-weight-complex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276d3d" style:font-weight-asian="normal" style:font-weight-complex="normal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27442a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2939cb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22222" style:font-name="Arial" fo:font-size="12pt" fo:letter-spacing="normal" fo:font-style="normal" officeooo:rsid="0027442a"/>
    </style:style>
    <style:style style:name="T15" style:family="text">
      <style:text-properties fo:font-variant="normal" fo:text-transform="none" fo:color="#222222" style:font-name="Arial" fo:font-size="12pt" fo:letter-spacing="normal" fo:font-style="normal" officeooo:rsid="00276d3d"/>
    </style:style>
    <style:style style:name="T16" style:family="text">
      <style:text-properties officeooo:rsid="002939cb"/>
    </style:style>
    <style:style style:name="T17" style:family="text">
      <style:text-properties officeooo:rsid="002a09c4"/>
    </style:style>
    <style:style style:name="T18" style:family="text">
      <style:text-properties officeooo:rsid="002a2b38"/>
    </style:style>
    <style:style style:name="T19" style:family="text">
      <style:text-properties officeooo:rsid="002d3203"/>
    </style:style>
    <style:style style:name="T20" style:family="text">
      <style:text-properties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0bade" style:font-weight-asian="normal" style:font-weight-complex="normal"/>
    </style:style>
    <style:style style:name="T23" style:family="text">
      <style:text-properties fo:font-weight="normal" officeooo:rsid="0031697d" style:font-weight-asian="normal" style:font-weight-complex="normal"/>
    </style:style>
    <style:style style:name="T24" style:family="text">
      <style:text-properties fo:font-weight="normal" officeooo:rsid="0032c755" style:font-weight-asian="normal" style:font-weight-complex="normal"/>
    </style:style>
    <style:style style:name="T25" style:family="text">
      <style:text-properties fo:font-weight="normal" officeooo:rsid="00340922" style:font-weight-asian="normal" style:font-weight-complex="normal"/>
    </style:style>
    <style:style style:name="T26" style:family="text">
      <style:text-properties fo:font-weight="normal" officeooo:rsid="00346029" style:font-weight-asian="normal" style:font-weight-complex="normal"/>
    </style:style>
    <style:style style:name="T27" style:family="text">
      <style:text-properties fo:font-weight="normal" officeooo:rsid="0034a8fd" style:font-weight-asian="normal" style:font-weight-complex="normal"/>
    </style:style>
    <style:style style:name="T28" style:family="text">
      <style:text-properties fo:font-weight="normal" officeooo:rsid="0035a712" style:font-weight-asian="normal" style:font-weight-complex="normal"/>
    </style:style>
    <style:style style:name="T29" style:family="text">
      <style:text-properties fo:font-weight="normal" officeooo:rsid="00360b12" style:font-weight-asian="normal" style:font-weight-complex="normal"/>
    </style:style>
    <style:style style:name="T30" style:family="text">
      <style:text-properties fo:font-weight="normal" officeooo:rsid="00380590" style:font-weight-asian="normal" style:font-weight-complex="normal"/>
    </style:style>
    <style:style style:name="T31" style:family="text">
      <style:text-properties fo:font-weight="normal" officeooo:rsid="002a2b38" style:font-weight-asian="normal" style:font-weight-complex="normal"/>
    </style:style>
    <style:style style:name="T32" style:family="text">
      <style:text-properties fo:font-weight="normal" officeooo:rsid="002d3203" style:font-weight-asian="normal" style:font-weight-complex="normal"/>
    </style:style>
    <style:style style:name="T33" style:family="text">
      <style:text-properties officeooo:rsid="0031697d"/>
    </style:style>
    <style:style style:name="T34" style:family="text">
      <style:text-properties officeooo:rsid="0032c755"/>
    </style:style>
    <style:style style:name="T35" style:family="text">
      <style:text-properties officeooo:rsid="00340922"/>
    </style:style>
    <style:style style:name="T36" style:family="text">
      <style:text-properties officeooo:rsid="00346029"/>
    </style:style>
    <style:style style:name="T37" style:family="text">
      <style:text-properties officeooo:rsid="0035a712"/>
    </style:style>
    <style:style style:name="T38" style:family="text">
      <style:text-properties officeooo:rsid="00360b12"/>
    </style:style>
    <style:style style:name="T39" style:family="text">
      <style:text-properties officeooo:rsid="00380590"/>
    </style:style>
    <style:style style:name="T40" style:family="text">
      <style:text-properties officeooo:rsid="0038b0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equisitos Funcionais – Sistema de Controle de Acesso</text:p>
      <text:p text:style-name="P32"/>
      <text:p text:style-name="P32"/>
      <text:p text:style-name="P6"/>
      <text:p text:style-name="P6"/>
      <text:p text:style-name="P6"/>
      <text:p text:style-name="P1"><text:span text:style-name="T2">R2. </text:span><text:span text:style-name="T3">O sistema deve ge</text:span><text:span text:style-name="T2">renciar através de um usuário administrador a criação e remoção de usuários.</text:span></text:p>
      <text:p text:style-name="P6"/>
      <text:p text:style-name="P6"/>
      <text:p text:style-name="P6"/>
      <text:p text:style-name="P1"><text:span text:style-name="T2">R4. </text:span><text:span text:style-name="T3">O sistema deve l</text:span><text:span text:style-name="T2">iberar todos os acessos perante a indicação de uma situação de emergência.</text:span></text:p>
      <text:p text:style-name="P6"/>
      <text:p text:style-name="P6"/>
      <text:p text:style-name="P6"/>
      <text:p text:style-name="P1"><text:span text:style-name="T2">R6. </text:span><text:span text:style-name="T3">O sistema deve exibir</text:span><text:span text:style-name="T2"> uma indicação para o usuário de que o acesso foi liberado ou negado.</text:span></text:p>
      <text:p text:style-name="P6"/>
      <text:p text:style-name="P6"/>
      <text:p text:style-name="P6"/>
      <text:p text:style-name="P6">R8. O sistema deve permitir a emissão de uma alarme sonoro sobre determinado evento.</text:p>
      <text:p text:style-name="P6"/>
      <text:p text:style-name="P6"/>
      <text:p text:style-name="P6">R10. O sistema devera ser capaz de identificar se a porta está aberta após um período de tempo e emitir um alerta.</text:p>
      <text:p text:style-name="P6"/>
      <text:p text:style-name="P6"/>
      <text:p text:style-name="P6"/>
      <text:p text:style-name="P6">R12. O sistema deverá possuir um banco de dados local com os acessos que deverá ser atualizado de tempos em tempos com o sistema central.</text:p>
      <text:p text:style-name="P6"/>
      <text:p text:style-name="P6"/>
      <text:p text:style-name="P6">R14. Para qualquer alteração relacionada a acessos no sistema é preciso logar no mesmo.</text:p>
      <text:p text:style-name="P6"/>
      <text:p text:style-name="P16">R16. O ADM poderá acionar as portas remotament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3"><text:soft-page-break/><text:span text:style-name="T40">Lista de </text:span>Requisitos não Funcionais – <text:span text:style-name="T40">Sistema de Controle de Acesso </text:span></text:p>
      <text:p text:style-name="P33"/>
      <text:p text:style-name="P33"/>
      <text:p text:style-name="P33"/>
      <text:p text:style-name="P33"/>
      <text:p text:style-name="P2"><text:span text:style-name="T2">RNF 01 – </text:span><text:span text:style-name="T4">Portabilidade – o sistema deverá rodar em várias plataformas ou sistemas operacionais</text:span></text:p>
      <text:p text:style-name="P7"/>
      <text:p text:style-name="P8">R<text:span text:style-name="T16">NF</text:span> 02 – Desempenho – o sistema deverá ser simples e enxuto para evitar demanda de processamento e memória da maquina instalada.</text:p>
      <text:p text:style-name="P8"/>
      <text:p text:style-name="P3"><text:span text:style-name="T2">R</text:span><text:span text:style-name="T12">NF</text:span><text:span text:style-name="T2"> 03 – </text:span><text:span text:style-name="T5">Confiabilidade – o sistema deverá manter estável suas transações para que a medida que sejam solicitadas não haja erro gerando problemas no acesso as porta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6"><text:soft-page-break/><text:span text:style-name="T1">Lista de Regra de Negócios – Sistema de Controle de Acesso</text:span></text:p>
      <text:p text:style-name="P36"><text:span text:style-name="T1"/></text:p>
      <text:p text:style-name="P36"><text:span text:style-name="T1"/></text:p>
      <text:p text:style-name="P1"><text:span text:style-name="T2">R</text:span><text:span text:style-name="T5">N01 -</text:span><text:span text:style-name="T2"> Senha de 6 dígitos numéricos </text:span><text:span text:style-name="T6">com ID.</text:span></text:p>
      <text:p text:style-name="P10"/>
      <text:p text:style-name="P11">RN02 – <text:span text:style-name="T17">O professor permite habilitar ou desabilitar um aluno o seu acesso aos laboratórios.</text:span></text:p>
      <text:p text:style-name="P11"/>
      <text:p text:style-name="P15">RN03 – ADM tem acesso total ao sistema para incluir, editar e excluir usuários, bem como regras de horários e manutenção ao banco de dados.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<text:soft-page-break/>Lista de Atores – Sistema de Controle de Acesso</text:p>
      <text:p text:style-name="P29"/>
      <text:p text:style-name="P6"/>
      <text:p text:style-name="P20">Atores:</text:p>
      <text:p text:style-name="P20"/>
      <text:p text:style-name="P20">Professor: <text:span text:style-name="T31">Pessoa responsável por habilitar o acesso a alunos matriculados na disciplina que frequenta os laboratórios.</text:span></text:p>
      <text:p text:style-name="P20"/>
      <text:p text:style-name="P20">Aluno: <text:span text:style-name="T31">Pessoa matriculada na disciplina que frequentará os laboratórios nos horários ofertados.</text:span></text:p>
      <text:p text:style-name="P20"/>
      <text:p text:style-name="P20">TAE’S: <text:span text:style-name="T31">Técnicos administrativos e servidores do IFSC que terão acesso aos laboratórios para manutenção, supervisão etc.</text:span></text:p>
      <text:p text:style-name="P20"/>
      <text:p text:style-name="P20">ADM: <text:span text:style-name="T31">Pessoa responsável para administrar o sistema de controle de acesso com privilégios maiores de acesso ao sistema.</text:span></text:p>
      <text:p text:style-name="P20"/>
      <text:p text:style-name="P20">Pessoal de Serviço: <text:span text:style-name="T31">pessoa responsável por limpeza e manutenção em geral que terá acesso aos laboratórios.</text:span></text:p>
      <text:p text:style-name="P20"/>
      <text:p text:style-name="P20">SIGAA: <text:span text:style-name="T31">Sistema responsável pela manutenção de status dos alunos matriculados na disciplina que fornecerá condição de estar ou não matriculado na disciplina para acesso aos laboratórios.</text:span></text:p>
      <text:p text:style-name="P20"/>
      <text:p text:style-name="P20">SHR: <text:span text:style-name="T31">Sistema responsável pela manutenção de status dos professores, TAE’S e Pessoal de Serviço.</text:span></text:p>
      <text:p text:style-name="P20"/>
      <text:p text:style-name="P20">Bluetooth Smartphone: <text:span text:style-name="T32">sistema que permite a conexão entre a interface de acesso da porta dos laboratórios e o smartphone do usuário.</text:span></text:p>
      <text:p text:style-name="P2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<text:soft-page-break/>Detalhamento do Caso de Uso – Sistema de Controle de Acesso</text:p>
      <text:p text:style-name="P32"/>
      <text:p text:style-name="P31"/>
      <text:p text:style-name="P34">Permitir Acesso aos ambientes com identificação (CSU01)</text:p>
      <text:p text:style-name="P17"/>
      <text:p text:style-name="P4"><text:span text:style-name="T13">Sumário</text:span><text:span text:style-name="T2">: </text:span><text:span text:style-name="T7">Os usuários cadastrados(Professor, aluno, TAE’S, ADM e pessoal de serviço), tem acesso aos laboratórios</text:span></text:p>
      <text:p text:style-name="P12"/>
      <text:p text:style-name="P5"><text:span text:style-name="T1">Ator Primário:</text:span><text:span text:style-name="T9"> Usuários cadastrados</text:span></text:p>
      <text:p text:style-name="P12"/>
      <text:p text:style-name="P5"><text:span text:style-name="T1">Atores Secundários:</text:span><text:span text:style-name="T8"> </text:span><text:span text:style-name="T9">null</text:span></text:p>
      <text:p text:style-name="P12"/>
      <text:p text:style-name="P4"><text:span text:style-name="T13">Precondições</text:span><text:span text:style-name="T2">: </text:span><text:span text:style-name="T11">Ter senha e ID.</text:span></text:p>
      <text:p text:style-name="P12"/>
      <text:p text:style-name="P18">Fluxo Principal</text:p>
      <text:p text:style-name="P18"/>
      <text:p text:style-name="P4"><text:span text:style-name="T2">1 – </text:span><text:span text:style-name="T11">Usuário acessa a interface com senha e ID.</text:span></text:p>
      <text:p text:style-name="P4"><text:span text:style-name="T2">2 – </text:span><text:span text:style-name="T11">O sistema valida sua senha ou nega.</text:span></text:p>
      <text:p text:style-name="P4"><text:span text:style-name="T2">3 – </text:span><text:span text:style-name="T11">Após validação da senha a porta é liberada.</text:span></text:p>
      <text:p text:style-name="P12"/>
      <text:p text:style-name="P12"/>
      <text:p text:style-name="P5"><text:span text:style-name="T1">Fluxo Alternativo (</text:span><text:span text:style-name="T14">2</text:span><text:span text:style-name="T1">): </text:span><text:span text:style-name="T9"><text:s/>O sistema orienta cadastrar senha e ID</text:span></text:p>
      <text:p text:style-name="P12"/>
      <text:p text:style-name="P5"><text:span text:style-name="T1">Fluxo de Exceção(</text:span><text:span text:style-name="T15">2</text:span><text:span text:style-name="T1">): </text:span><text:span text:style-name="T10">Orientar o usuário a regularizar seu cadastro.</text:span></text:p>
      <text:p text:style-name="P12"/>
      <text:p text:style-name="P18">Pós-condições:</text:p>
      <text:p text:style-name="P12"/>
      <text:p text:style-name="P5"><text:span text:style-name="T1">Regras de Negócio: </text:span><text:span text:style-name="T10">RN01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5"><text:soft-page-break/><text:span text:style-name="T20">Consultar usuários e seus status no banco de dados(demitidos, alunos formados, licença etc) (CSU02)</text:span></text:p>
      <text:p text:style-name="P34"/>
      <text:p text:style-name="P22"><text:span text:style-name="T20">Sumário: </text:span><text:span text:style-name="T22">Os sistemas SIGAA </text:span><text:span text:style-name="T23">e </text:span><text:span text:style-name="T22">SRH </text:span><text:span text:style-name="T23">alimentam</text:span><text:span text:style-name="T22"> o banco de dados de alunos, professores, TAE’S e pessoal de serviço para </text:span><text:span text:style-name="T23">mante-los atualizados</text:span></text:p>
      <text:p text:style-name="P23"/>
      <text:p text:style-name="P18">Ator Primário: <text:span text:style-name="T22">SIGAA e S</text:span><text:span text:style-name="T23">RH</text:span></text:p>
      <text:p text:style-name="P12"/>
      <text:p text:style-name="P18">Atores Secundários:<text:span text:style-name="T22"> </text:span><text:span text:style-name="T23">Administrador</text:span></text:p>
      <text:p text:style-name="P12"/>
      <text:p text:style-name="P18">Precondições:<text:span text:style-name="T21"> </text:span><text:span text:style-name="T22">Os usuários estarem cadastrados no banco de dados.</text:span></text:p>
      <text:p text:style-name="P12"/>
      <text:p text:style-name="P18">Fluxo Principal</text:p>
      <text:p text:style-name="P12">1 – <text:span text:style-name="T33">SIGAA alimenta o banco de dados com dados de alunos matriculados.</text:span></text:p>
      <text:p text:style-name="P12">2 – <text:span text:style-name="T33">SRH alimenta o banco de dados com dados de professores, TAE’S e pessoal de serviço que estão com status ATIVO no sistema</text:span></text:p>
      <text:p text:style-name="P12">3 – <text:span text:style-name="T33">Administrador utiliza o banco de dados atualizado para gerenciar o sistema de acesso.</text:span></text:p>
      <text:p text:style-name="P12"/>
      <text:p text:style-name="P12"/>
      <text:p text:style-name="P18">Fluxo Alternativo (<text:span text:style-name="T33">1</text:span>):<text:span text:style-name="T24">SIGAA não está atualizado e administrador não tem a informação correta.</text:span></text:p>
      <text:p text:style-name="P21">Fluxo Alternativo (2<text:span text:style-name="T21">): SRH não está atualizado e administrador não tem a informação correta.</text:span></text:p>
      <text:p text:style-name="P12"/>
      <text:p text:style-name="P18">Fluxo de Exceção(<text:span text:style-name="T34">3</text:span>): <text:span text:style-name="T24">Administrador orienta usuário a atualizar dados nos sistemas SIGAA ou SRH.</text:span></text:p>
      <text:p text:style-name="P12"/>
      <text:p text:style-name="P18">Pós-condições:</text:p>
      <text:p text:style-name="P12"/>
      <text:p text:style-name="P18">Regras de Negócio: <text:span text:style-name="T24">RN0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5"><text:soft-page-break/><text:span text:style-name="T20">Permitir acesso com Horário definido(CSU03)</text:span></text:p>
      <text:p text:style-name="P13"/>
      <text:p text:style-name="P17">Sumário: <text:span text:style-name="T24">Professor tem permissão para habilitar horários aos alunos nos laboratórios.</text:span></text:p>
      <text:p text:style-name="P13"/>
      <text:p text:style-name="P17">Ator Primário: <text:span text:style-name="T24">Professor</text:span></text:p>
      <text:p text:style-name="P13"/>
      <text:p text:style-name="P17">Atores Secundários: <text:span text:style-name="T24">Alunos</text:span></text:p>
      <text:p text:style-name="P13"/>
      <text:p text:style-name="P17">Precondições: <text:span text:style-name="T24">Os alunos devem estar matriculados no SIGAA</text:span></text:p>
      <text:p text:style-name="P13"/>
      <text:p text:style-name="P17">Fluxo Principal</text:p>
      <text:p text:style-name="P13">1 – <text:span text:style-name="T34">Professor tem acesso a lista de alunos matriculados.</text:span></text:p>
      <text:p text:style-name="P13"/>
      <text:p text:style-name="P13">2 – <text:span text:style-name="T34">Professor habilitar os horários de acesso dos alunos de acordo com as disciplinas matriculadas.</text:span></text:p>
      <text:p text:style-name="P13"/>
      <text:p text:style-name="P13"/>
      <text:p text:style-name="P17">Fluxo Alternativo (): <text:span text:style-name="T34">null</text:span></text:p>
      <text:p text:style-name="P17"/>
      <text:p text:style-name="P17">Fluxo de Exceção(<text:span text:style-name="T34">2</text:span>): <text:span text:style-name="T24">Um aluno pode ter mais de um acesso habilitado caso esteja matriculado em outras disciplinas que utilize o mesmo laboratório</text:span></text:p>
      <text:p text:style-name="P17"/>
      <text:p text:style-name="P17">Pós-condições: <text:span text:style-name="T34">null</text:span></text:p>
      <text:p text:style-name="P17"/>
      <text:p text:style-name="P17">Regras de Negócio: <text:span text:style-name="T24">RN02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><text:soft-page-break/>Permitir Gerenciamento pelo ADM(CSU04)</text:p>
      <text:p text:style-name="P17"/>
      <text:p text:style-name="P18">Sumário: <text:span text:style-name="T25">O Administrador terá privilégios para incluir, excluir e editar usuários.</text:span></text:p>
      <text:p text:style-name="P18"/>
      <text:p text:style-name="P18">Ator Primário: <text:span text:style-name="T25">Administrador</text:span></text:p>
      <text:p text:style-name="P18"/>
      <text:p text:style-name="P18">Atores Secundários: <text:span text:style-name="T25">SIGAA e SRH</text:span></text:p>
      <text:p text:style-name="P18"/>
      <text:p text:style-name="P18">Precondições: <text:span text:style-name="T25">Banco de dados atualizados disponibilizados pelo SIGAA e SRH.</text:span></text:p>
      <text:p text:style-name="P18"/>
      <text:p text:style-name="P18">Fluxo Principal</text:p>
      <text:p text:style-name="P12">1 – <text:span text:style-name="T35">Administrador utiliza banco de dados para inclusão, exclusão e edição de usuários.</text:span></text:p>
      <text:p text:style-name="P12">2 – <text:span text:style-name="T35">Banco de dados é atualizado de acordo com as alterações.</text:span></text:p>
      <text:p text:style-name="P12"/>
      <text:p text:style-name="P12"/>
      <text:p text:style-name="P18">Fluxo Alternativo (<text:span text:style-name="T36">1</text:span>): <text:span text:style-name="T26">Há uma cópia do banco de dados para o ADM acessar quando indisponível pelos sistemas SIGAA e SRH.</text:span></text:p>
      <text:p text:style-name="P18"/>
      <text:p text:style-name="P18">Fluxo de Exceção(<text:span text:style-name="T36">1</text:span>): <text:span text:style-name="T26">SIGAA e ou SRH estão indisponíveis.</text:span></text:p>
      <text:p text:style-name="P18"/>
      <text:p text:style-name="P18">Pós-condições:</text:p>
      <text:p text:style-name="P18"/>
      <text:p text:style-name="P18">Regras de Negócio: <text:span text:style-name="T26">RN03</text:span></text:p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text:soft-page-break/>Gerar Log de Acesso(CSU05)</text:p>
      <text:p text:style-name="P17"/>
      <text:p text:style-name="P18">Sumário: <text:span text:style-name="T27">O Administrador pode gerar um log de acesso das portas dos laboratórios.</text:span></text:p>
      <text:p text:style-name="P18"/>
      <text:p text:style-name="P18">Ator Primário: <text:span text:style-name="T27">ADM</text:span></text:p>
      <text:p text:style-name="P18"/>
      <text:p text:style-name="P18">Atores Secundários: <text:span text:style-name="T28">null</text:span></text:p>
      <text:p text:style-name="P18"/>
      <text:p text:style-name="P18">Precondições: <text:span text:style-name="T28">realizado acesso as portas dos laboratórios.</text:span></text:p>
      <text:p text:style-name="P18"/>
      <text:p text:style-name="P18">Fluxo Principal</text:p>
      <text:p text:style-name="P12">1 – <text:span text:style-name="T37">após os acesso das portas, o sistema irá salvar os acessos contendo ID do usuário, porta, data e horário.</text:span></text:p>
      <text:p text:style-name="P12">2 – <text:span text:style-name="T37">os logs ficarão salvos em arquivos txt numa pasta específica.</text:span></text:p>
      <text:p text:style-name="P12"/>
      <text:p text:style-name="P12"/>
      <text:p text:style-name="P18">Fluxo Alternativo ():<text:span text:style-name="T30">null</text:span><text:span text:style-name="T39"><text:tab/></text:span></text:p>
      <text:p text:style-name="P18"/>
      <text:p text:style-name="P18">Fluxo de Exceção():<text:span text:style-name="T30">null</text:span></text:p>
      <text:p text:style-name="P18"/>
      <text:p text:style-name="P18">Pós-condições: <text:span text:style-name="T30">null</text:span></text:p>
      <text:p text:style-name="P18"/>
      <text:p text:style-name="P18">Regras de Negócio: <text:span text:style-name="T30">null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text:soft-page-break/>Permitir o acesso via smartphone(CSU06)</text:p>
      <text:p text:style-name="P27"/>
      <text:p text:style-name="P13"/>
      <text:p text:style-name="P19">Sumário: <text:span text:style-name="T29">Interface de acesso permite conexão via bluetooth para dispositivos compatíveis, smartphone, tablet etc.</text:span></text:p>
      <text:p text:style-name="P19"/>
      <text:p text:style-name="P19">Ator Primário: <text:span text:style-name="T28">bluetooth smartphone</text:span></text:p>
      <text:p text:style-name="P19"/>
      <text:p text:style-name="P19">Atores Secundários: <text:span text:style-name="T28">Professor, aluno, TAE’S, Pessoal de Serviços e ADM.</text:span></text:p>
      <text:p text:style-name="P19"/>
      <text:p text:style-name="P19">Precondições: <text:span text:style-name="T28">Ter smartphone com acesso a bluetooth</text:span></text:p>
      <text:p text:style-name="P19"/>
      <text:p text:style-name="P19">Fluxo Principal</text:p>
      <text:p text:style-name="P14">1 – <text:span text:style-name="T37">Usuário habilita a função bluetooth e pareia com o a interface de acesso.</text:span></text:p>
      <text:p text:style-name="P14">2 – <text:span text:style-name="T37">acesso é liberado de acordo com a permissão do usuário.</text:span></text:p>
      <text:p text:style-name="P14"/>
      <text:p text:style-name="P14"/>
      <text:p text:style-name="P19">Fluxo Alternativo (<text:span text:style-name="T38">1</text:span>): <text:span text:style-name="T29">usuário utilizar acesso via ID e senha.</text:span></text:p>
      <text:p text:style-name="P19"/>
      <text:p text:style-name="P19">Fluxo de Exceção(<text:span text:style-name="T38">1</text:span>): <text:span text:style-name="T29">usuário não tem smartphone.</text:span></text:p>
      <text:p text:style-name="P19"/>
      <text:p text:style-name="P19">Pós-condições: <text:span text:style-name="T29">null</text:span></text:p>
      <text:p text:style-name="P19"/>
      <text:p text:style-name="P19">Regras de Negócio: <text:span text:style-name="T29">null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0:18:17.629211964</meta:creation-date>
    <dc:date>2019-04-18T10:37:15.166424250</dc:date>
    <meta:editing-duration>PT1H20M3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0" meta:paragraph-count="103" meta:word-count="1009" meta:character-count="6562" meta:non-whitespace-character-count="5626"/>
  </office:meta>
</office:document-meta>
</file>